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6.949cm" table:align="right"/>
    </style:style>
    <style:style style:name="Table1.A" style:family="table-column">
      <style:table-column-properties style:column-width="4.195cm"/>
    </style:style>
    <style:style style:name="Table1.B" style:family="table-column">
      <style:table-column-properties style:column-width="4.246cm"/>
    </style:style>
    <style:style style:name="Table1.C" style:family="table-column">
      <style:table-column-properties style:column-width="4.26cm"/>
    </style:style>
    <style:style style:name="Table1.D" style:family="table-column">
      <style:table-column-properties style:column-width="4.2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32f6" officeooo:paragraph-rsid="001232f6"/>
    </style:style>
    <style:style style:name="P2" style:family="paragraph" style:parent-style-name="Standard">
      <style:text-properties fo:font-weight="bold" officeooo:rsid="001232f6" officeooo:paragraph-rsid="001232f6" style:font-weight-asian="bold" style:font-weight-complex="bold"/>
    </style:style>
    <style:style style:name="P3" style:family="paragraph" style:parent-style-name="Standard">
      <style:text-properties fo:font-size="16pt" fo:font-weight="bold" officeooo:rsid="00140eea" officeooo:paragraph-rsid="00140eea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normal" officeooo:rsid="004a4307" officeooo:paragraph-rsid="0056ded2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normal" officeooo:rsid="001232f6" officeooo:paragraph-rsid="00140eea" style:font-size-asian="20pt" style:font-weight-asian="normal" style:font-size-complex="20pt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officeooo:rsid="001232f6" officeooo:paragraph-rsid="00140eea"/>
    </style:style>
    <style:style style:name="P7" style:family="paragraph" style:parent-style-name="Standard">
      <style:text-properties officeooo:rsid="004a4307" officeooo:paragraph-rsid="0056ded2"/>
    </style:style>
    <style:style style:name="P8" style:family="paragraph" style:parent-style-name="Standard">
      <style:text-properties officeooo:paragraph-rsid="0056ded2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56ded2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20pt" fo:font-weight="bold" officeooo:rsid="001232f6" officeooo:paragraph-rsid="00140eea" style:font-size-asian="20pt" style:font-weight-asian="bold" style:font-size-complex="20pt" style:font-weight-complex="bold"/>
    </style:style>
    <style:style style:name="P11" style:family="paragraph" style:parent-style-name="Standard">
      <style:paragraph-properties style:writing-mode="lr-tb"/>
      <style:text-properties officeooo:rsid="004a4307" officeooo:paragraph-rsid="0056ded2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40eea" officeooo:paragraph-rsid="0056ded2" style:font-weight-asian="bold" style:font-weight-complex="bold"/>
    </style:style>
    <style:style style:name="P13" style:family="paragraph" style:parent-style-name="Table_20_Contents">
      <style:text-properties fo:font-weight="bold" officeooo:rsid="004811fb" officeooo:paragraph-rsid="0056ded2" style:font-weight-asian="bold" style:font-weight-complex="bold"/>
    </style:style>
    <style:style style:name="P14" style:family="paragraph" style:parent-style-name="Table_20_Contents">
      <style:text-properties fo:font-weight="bold" officeooo:rsid="004935e2" officeooo:paragraph-rsid="0056ded2" style:font-weight-asian="bold" style:font-weight-complex="bold"/>
    </style:style>
    <style:style style:name="P15" style:family="paragraph" style:parent-style-name="Table_20_Contents">
      <style:text-properties officeooo:rsid="004811fb" officeooo:paragraph-rsid="0056ded2"/>
    </style:style>
    <style:style style:name="P16" style:family="paragraph" style:parent-style-name="Table_20_Contents">
      <style:text-properties officeooo:rsid="0046bde0" officeooo:paragraph-rsid="0056ded2"/>
    </style:style>
    <style:style style:name="P17" style:family="paragraph" style:parent-style-name="Table_20_Contents">
      <style:text-properties officeooo:rsid="0041a516" officeooo:paragraph-rsid="0056ded2"/>
    </style:style>
    <style:style style:name="P18" style:family="paragraph" style:parent-style-name="Table_20_Contents">
      <style:text-properties style:text-underline-style="none" officeooo:rsid="004811fb" officeooo:paragraph-rsid="0056ded2"/>
    </style:style>
    <style:style style:name="P19" style:family="paragraph" style:parent-style-name="Table_20_Contents">
      <style:text-properties style:text-underline-style="none" officeooo:rsid="0041a516" officeooo:paragraph-rsid="0056ded2"/>
    </style:style>
    <style:style style:name="P20" style:family="paragraph" style:parent-style-name="Table_20_Contents">
      <style:text-properties style:text-underline-style="none" officeooo:rsid="00597a63" officeooo:paragraph-rsid="00597a63"/>
    </style:style>
    <style:style style:name="P21" style:family="paragraph" style:parent-style-name="Table_20_Contents">
      <style:text-properties style:text-underline-style="none" officeooo:rsid="005b5e41" officeooo:paragraph-rsid="005b5e41"/>
    </style:style>
    <style:style style:name="P22" style:family="paragraph" style:parent-style-name="Table_20_Contents">
      <style:text-properties officeooo:rsid="004935e2" officeooo:paragraph-rsid="0056ded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5c2ce5"/>
    </style:style>
    <style:style style:name="T3" style:family="text">
      <style:text-properties style:text-underline-style="none" officeooo:rsid="00539e06"/>
    </style:style>
    <style:style style:name="T4" style:family="text">
      <style:text-properties officeooo:rsid="00539e06"/>
    </style:style>
    <style:style style:name="T5" style:family="text">
      <style:text-properties fo:font-size="12pt" officeooo:rsid="0056ded2" style:font-size-asian="12pt" style:font-size-complex="12pt"/>
    </style:style>
    <style:style style:name="T6" style:family="text">
      <style:text-properties fo:font-size="12pt" style:text-underline-style="none" officeooo:rsid="0056ded2" style:font-size-asian="12pt" style:font-size-complex="12pt"/>
    </style:style>
    <style:style style:name="T7" style:family="text">
      <style:text-properties officeooo:rsid="004935e2"/>
    </style:style>
    <style:style style:name="T8" style:family="text">
      <style:text-properties officeooo:rsid="00580be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80be4" style:font-weight-asian="bold" style:font-weight-complex="bold"/>
    </style:style>
    <style:style style:name="T11" style:family="text">
      <style:text-properties fo:font-style="italic" fo:font-weight="bold" officeooo:rsid="00580be4" style:font-style-asian="italic" style:font-weight-asian="bold" style:font-style-complex="italic" style:font-weight-complex="bold"/>
    </style:style>
    <style:style style:name="T12" style:family="text">
      <style:text-properties officeooo:rsid="0059a9f3"/>
    </style:style>
    <style:style style:name="T13" style:family="text">
      <style:text-properties officeooo:rsid="005c2c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uncionalidad</text:p>
      <text:p text:style-name="P10">“<text:span text:style-name="T3">Automatizar</text:span><text:span text:style-name="T4"> la actualización de productos de la tienda online</text:span>”</text:p>
      <text:p text:style-name="P1"/>
      <text:p text:style-name="P3">PROCEDIMIENTO</text:p>
      <text:p text:style-name="P3"/>
      <text:p text:style-name="P11">Todos los días a l<text:span text:style-name="T8">a</text:span>s <text:span text:style-name="T9">12:00pm el crontab </text:span><text:span text:style-name="T11">ejecuta</text:span><text:span text:style-name="T10"> </text:span><text:span text:style-name="T9">un script</text:span> a nivel de la app, dicho script:</text:p>
      <text:p text:style-name="P7"/>
      <text:p text:style-name="P7"><text:tab/>Se <text:span text:style-name="T9">conecta a 2 servidores ftp</text:span> para <text:span text:style-name="T9">transferir desde allí 2 archivos</text:span> que contienen la lista actualizada de productos.</text:p>
      <text:p text:style-name="P7"/>
      <text:p text:style-name="P7"><text:tab/>A partir de los archivos descargados el script actualiza los productos de la tienda.</text:p>
      <text:p text:style-name="P7"/>
      <text:p text:style-name="P4"><text:span text:style-name="T5"><text:tab/>Finalmente el script envía un corrreo el electrónico informando que </text:span><text:span text:style-name="T6">productos</text:span><text:span text:style-name="T5"> se han actualizado.</text:span></text:p>
      <text:p text:style-name="P6"/>
      <text:p text:style-name="P1"/>
      <text:p text:style-name="P3">RESTRICCIONES Y RENDIMIENTO</text:p>
      <text:p text:style-name="P1"/>
      <text:p text:style-name="P2"><text:span text:style-name="T1">PANTALLA 1</text:span>:</text:p>
      <text:p text:style-name="P1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Campo</text:p>
          </table:table-cell>
          <table:table-cell table:style-name="Table1.A1" office:value-type="string">
            <text:p text:style-name="P12">Restricciones</text:p>
          </table:table-cell>
          <table:table-cell table:style-name="Table1.A1" office:value-type="string">
            <text:p text:style-name="P12">Rendimiento</text:p>
          </table:table-cell>
          <table:table-cell table:style-name="Table1.D1" office:value-type="string">
            <text:p text:style-name="P12">Plan de contingencia</text:p>
          </table:table-cell>
        </table:table-row>
        <table:table-row>
          <table:table-cell table:style-name="Table1.A2" office:value-type="string">
            <text:p text:style-name="P15">crontab</text:p>
          </table:table-cell>
          <table:table-cell table:style-name="Table1.A2" office:value-type="string">
            <text:p text:style-name="P15">Todos los días a las 12:00 ejecutar un archivo</text:p>
          </table:table-cell>
          <table:table-cell table:style-name="Table1.A2" office:value-type="string">
            <text:p text:style-name="P16">El script no se ejecuta.</text:p>
          </table:table-cell>
          <table:table-cell table:style-name="Table1.D2" office:value-type="string">
            <text:p text:style-name="P15">…</text:p>
          </table:table-cell>
        </table:table-row>
        <table:table-row>
          <table:table-cell table:style-name="Table1.D2" table:number-columns-spanned="4" office:value-type="string">
            <text:p text:style-name="P13">Plan de Contigencia</text:p>
            <text:p text:style-name="P15">El CRON debe tener una tarea que se ejecute 5 minutos después de la hora de ejecución del script y verifique sí se ejecutó. Sí no se ejecutó reintenta la ejecución, sí la ejecución vuelve a fallar, registra el error en el sistema y manda un correo al administrador de la tienda.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5">Se conecta a dos servidores ftp con los datos de conexión provistas por el archivo fulloffice.txt</text:p>
          </table:table-cell>
          <table:table-cell table:style-name="Table1.A2" office:value-type="string">
            <text:p text:style-name="P18">Y si no se conecta.</text:p>
          </table:table-cell>
          <table:table-cell table:style-name="Table1.D2" office:value-type="string">
            <text:p text:style-name="P22">...</text:p>
          </table:table-cell>
        </table:table-row>
        <table:table-row>
          <table:table-cell table:style-name="Table1.D2" table:number-columns-spanned="4" office:value-type="string">
            <text:p text:style-name="P14">Plan de Contingencia</text:p>
            <text:p text:style-name="P15"><text:span text:style-name="T7">Esperar 2 minutos y reintentar, sí persiste esperar 1</text:span>3 <text:span text:style-name="T7">minutos y reintentar, y sí el problema persiste entonces registrar el error en log y mandar el correo al administrador de la tienda</text:span>.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0">Transferir desde allí 2 archivos.</text:p>
          </table:table-cell>
          <table:table-cell table:style-name="Table1.A2" office:value-type="string">
            <text:p text:style-name="P20">Y si no tran<text:span text:style-name="T12">s</text:span>fiere los archivos.</text:p>
          </table:table-cell>
          <table:table-cell table:style-name="Table1.D2" office:value-type="string">
            <text:p text:style-name="P21"><text:span text:style-name="T13">Almacenar error en log y mandar correo electróncio. E</text:span>l usuario deberá revisar manualmente, si es que el archivo existe en el ftp o cualquier percance.</text:p>
          </table:table-cell>
        </table:table-row>
        <text:soft-page-break/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7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8:00:02.085078452</meta:creation-date>
    <dc:date>2020-11-12T01:12:21.825309534</dc:date>
    <meta:editing-duration>PT11H12M8S</meta:editing-duration>
    <meta:editing-cycles>25</meta:editing-cycles>
    <meta:generator>LibreOffice/6.1.5.2$Linux_X86_64 LibreOffice_project/10$Build-2</meta:generator>
    <meta:document-statistic meta:table-count="1" meta:image-count="0" meta:object-count="0" meta:page-count="2" meta:paragraph-count="27" meta:word-count="251" meta:character-count="1482" meta:non-whitespace-character-count="1255"/>
  </office:meta>
</office:document-meta>
</file>